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477cm"/>
    </style:style>
    <style:style style:name="gr2" style:family="graphic" style:parent-style-name="standard">
      <style:graphic-properties svg:stroke-width="0.127cm" svg:stroke-color="#000000" draw:marker-start-width="0.39cm" draw:marker-end-width="0.39cm" draw:fill="none" draw:textarea-horizontal-align="justify" draw:textarea-vertical-align="middle" draw:auto-grow-height="false" fo:padding-top="0.188cm" fo:padding-bottom="0.188cm" fo:padding-left="0.313cm" fo:padding-right="0.313cm"/>
    </style:style>
    <style:style style:name="gr3" style:family="graphic" style:parent-style-name="objectwithoutfill">
      <style:graphic-properties svg:stroke-width="0.051cm" svg:stroke-color="#dc2300" draw:marker-start-width="0.277cm" draw:marker-end="Arrow" draw:marker-end-width="0.377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1cm" svg:stroke-color="#dc2300" draw:marker-start-width="0.277cm" draw:marker-end="Arrow" draw:marker-end-width="0.377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1cm" svg:stroke-color="#0047ff" draw:marker-start-width="0.277cm" draw:marker-end="Arrow" draw:marker-end-width="0.377cm" draw:fill="solid" draw:fill-color="#0047ff" draw:textarea-vertical-align="middle" fo:padding-top="0.151cm" fo:padding-bottom="0.151cm" fo:padding-left="0.276cm" fo:padding-right="0.276cm"/>
    </style:style>
    <style:style style:name="P1" style:family="paragraph">
      <style:text-properties fo:font-family="'Lucida Console'" style:font-family-generic="modern" style:font-pitch="fixed"/>
    </style:style>
    <style:style style:name="P2" style:family="paragraph">
      <style:paragraph-properties fo:text-align="center"/>
    </style:style>
    <style:style style:name="T1" style:family="text">
      <style:text-properties fo:font-family="'Lucida Console'" style:font-family-generic="modern" style:font-pitch="fixed"/>
    </style:style>
    <style:style style:name="T2" style:family="text">
      <style:text-properties fo:color="#dc2300" fo:font-family="'Lucida Console'" style:font-family-generic="modern" style:font-pitch="fixed"/>
    </style:style>
    <style:style style:name="T3" style:family="text">
      <style:text-properties fo:color="#0047ff" fo:font-family="'Lucida Console'" style:font-family-generic="modern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017cm" svg:height="6.727cm" svg:x="1.524cm" svg:y="1.997cm">
          <draw:text-box>
            <text:p text:style-name="P1"><text:span text:style-name="T1">{</text:span></text:p>
            <text:p text:style-name="P1"><text:span text:style-name="T1"><text:s text:c="2"/></text:span><text:span text:style-name="T1">"_id": "...",</text:span></text:p>
            <text:p text:style-name="P1"><text:span text:style-name="T1"><text:s text:c="2"/></text:span><text:span text:style-name="T1">"</text:span><text:span text:style-name="T2">subject</text:span><text:span text:style-name="T1">": "...",</text:span></text:p>
            <text:p text:style-name="P1"><text:span text:style-name="T1"><text:s text:c="2"/></text:span><text:span text:style-name="T1">"</text:span><text:span text:style-name="T2">subtitle</text:span><text:span text:style-name="T1">": "...",</text:span></text:p>
            <text:p text:style-name="P1"><text:span text:style-name="T1"><text:s text:c="2"/></text:span><text:span text:style-name="T1">"abstract": "...",</text:span></text:p>
            <text:p text:style-name="P1"><text:span text:style-name="T1"><text:s text:c="2"/></text:span><text:span text:style-name="T1">"</text:span><text:span text:style-name="T3">body</text:span><text:span text:style-name="T1">": "...",</text:span></text:p>
            <text:p text:style-name="P1"><text:span text:style-name="T1"><text:s text:c="2"/></text:span><text:span text:style-name="T1">// ...</text:span></text:p>
            <text:p text:style-name="P1"><text:span text:style-name="T1">}</text:span></text:p>
          </draw:text-box>
        </draw:frame>
        <draw:custom-shape draw:style-name="gr2" draw:text-style-name="P2" draw:layer="layout" svg:width="5.334cm" svg:height="5.715cm" svg:x="12.703cm" svg:y="1.843cm">
          <text:p text:style-name="P2">TITLE</text:p>
          <text:p text:style-name="P2"/>
          <text:p text:style-name="P2">CONTEN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2" draw:layer="layout" draw:type="curve" svg:x1="9.146cm" svg:y1="3.595cm" svg:x2="14.035cm" svg:y2="3.423cm" svg:d="m9146 3595c3667 0 1223-172 4889-172" svg:viewBox="0 0 4890 173">
          <text:p/>
        </draw:connector>
        <draw:connector draw:style-name="gr4" draw:text-style-name="P2" draw:layer="layout" draw:type="curve" svg:x1="9.577cm" svg:y1="4.285cm" svg:x2="14.036cm" svg:y2="3.423cm" svg:d="m9577 4285c3345 0 1116-862 4459-862" svg:viewBox="0 0 4460 863">
          <text:p text:style-name="P2"><text:s/></text:p>
        </draw:connector>
        <draw:connector draw:style-name="gr5" draw:text-style-name="P2" draw:layer="layout" draw:type="curve" svg:x1="7.985cm" svg:y1="5.572cm" svg:x2="13.517cm" svg:y2="4.832cm" svg:d="m7985 5572c4149 0 1383-740 5532-740" svg:viewBox="0 0 5533 741">
          <text:p text:style-name="P2"><text:s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1T10:34:59.45</meta:creation-date>
    <dc:date>2013-07-01T10:44:54.52</dc:date>
    <meta:editing-duration>P0D</meta:editing-duration>
    <meta:editing-cycles>1</meta:editing-cycles>
    <meta:document-statistic meta:object-count="5"/>
    <meta:generator>LibreOffice/4.0.0.3$Windows_x86 LibreOffice_project/7545bee9c2a0782548772a21bc84a9dcc583b89</meta:generator>
  </office:meta>
</office:document-meta>
</file>